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8cm" svg:height="9.005cm" svg:x="0.413cm" svg:y="12.696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7cm" svg:height="9.004cm" svg:x="18.619cm" svg:y="12.895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.997cm" svg:height="9.004cm" svg:x="1.056cm" svg:y="23.065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7cm" svg:height="9.004cm" svg:x="1.276cm" svg:y="33.47cm">
            <draw:object draw:notify-on-update-of-ranges="Hoja1.A151:Hoja1.A151 Hoja1.N4:Hoja1.N4 Hoja1.N14:Hoja1.N14 Hoja1.N24:Hoja1.N2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15.997cm" svg:height="9.004cm" svg:x="18.461cm" svg:y="22.522cm">
            <draw:object draw:notify-on-update-of-ranges="Hoja1.J134:Hoja1.J134 Hoja1.N5:Hoja1.N5 Hoja1.N15:Hoja1.N15 Hoja1.N25:Hoja1.N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15.998cm" svg:height="9.004cm" svg:x="18.724cm" svg:y="32.909cm">
            <draw:object draw:notify-on-update-of-ranges="Hoja1.B173:Hoja1.B173 Hoja1.N6:Hoja1.N6 Hoja1.N16:Hoja1.N16 Hoja1.N26:Hoja1.N26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style-name="ce1" office:value-type="string" calcext:value-type="string" table:number-columns-spanned="2" table:number-rows-spanned="1">
            <text:p>Servidor</text:p>
          </table:table-cell>
          <table:covered-table-cell/>
          <table:table-cell table:number-columns-repeated="10"/>
          <table:table-cell table:style-name="ce5" office:value-type="string" calcext:value-type="string">
            <text:p>Media</text:p>
          </table:table-cell>
          <table:table-cell table:style-name="ce5" office:value-type="string" calcext:value-type="string">
            <text:p>Desviacion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Time taken for tests</text:p>
          </table:table-cell>
          <table:covered-table-cell table:style-name="ce3"/>
          <table:table-cell table:style-name="ce3" office:value-type="float" office:value="0.261" calcext:value-type="float">
            <text:p>0,261</text:p>
          </table:table-cell>
          <table:table-cell table:style-name="ce3" office:value-type="float" office:value="0.227" calcext:value-type="float">
            <text:p>0,227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24" calcext:value-type="float">
            <text:p>0,24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0.246" calcext:value-type="float">
            <text:p>0,246</text:p>
          </table:table-cell>
          <table:table-cell table:style-name="ce3" office:value-type="float" office:value="0.236" calcext:value-type="float">
            <text:p>0,236</text:p>
          </table:table-cell>
          <table:table-cell table:style-name="ce3" table:formula="of:=AVERAGE([.C4:.L4])" office:value-type="float" office:value="0.2395" calcext:value-type="float">
            <text:p>0,2395</text:p>
          </table:table-cell>
          <table:table-cell table:style-name="ce3" table:formula="of:=STDEV([.C4:.L4])" office:value-type="float" office:value="0.00976672354932241" calcext:value-type="float">
            <text:p>0,0097667235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Failed requests</text:p>
          </table:table-cell>
          <table:covered-table-cell table:style-name="ce3"/>
          <table:table-cell table:number-columns-repeated="10" table:style-name="ce3" office:value-type="float" office:value="0" calcext:value-type="float">
            <text:p>0</text:p>
          </table:table-cell>
          <table:table-cell table:style-name="ce3" table:formula="of:=AVERAGE([.C5:.L5])" office:value-type="float" office:value="0" calcext:value-type="float">
            <text:p>0</text:p>
          </table:table-cell>
          <table:table-cell table:style-name="ce3" table:formula="of:=STDEV([.C5:.L5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Requests per second</text:p>
          </table:table-cell>
          <table:covered-table-cell table:style-name="ce3"/>
          <table:table-cell table:style-name="ce3" office:value-type="float" office:value="3828.75" calcext:value-type="float">
            <text:p>3828,75</text:p>
          </table:table-cell>
          <table:table-cell table:style-name="ce3" office:value-type="float" office:value="4396.09" calcext:value-type="float">
            <text:p>4396,09</text:p>
          </table:table-cell>
          <table:table-cell table:style-name="ce3" office:value-type="float" office:value="4263.23" calcext:value-type="float">
            <text:p>4263,23</text:p>
          </table:table-cell>
          <table:table-cell table:style-name="ce3" office:value-type="float" office:value="4171.24" calcext:value-type="float">
            <text:p>4171,24</text:p>
          </table:table-cell>
          <table:table-cell table:style-name="ce3" office:value-type="float" office:value="4098.9" calcext:value-type="float">
            <text:p>4098,9</text:p>
          </table:table-cell>
          <table:table-cell table:style-name="ce3" office:value-type="float" office:value="4123.03" calcext:value-type="float">
            <text:p>4123,03</text:p>
          </table:table-cell>
          <table:table-cell table:style-name="ce3" office:value-type="float" office:value="4355.63" calcext:value-type="float">
            <text:p>4355,63</text:p>
          </table:table-cell>
          <table:table-cell table:style-name="ce3" office:value-type="float" office:value="4288" calcext:value-type="float">
            <text:p>4288</text:p>
          </table:table-cell>
          <table:table-cell table:style-name="ce3" office:value-type="float" office:value="4069.94" calcext:value-type="float">
            <text:p>4069,94</text:p>
          </table:table-cell>
          <table:table-cell table:style-name="ce3" office:value-type="float" office:value="4237.36" calcext:value-type="float">
            <text:p>4237,36</text:p>
          </table:table-cell>
          <table:table-cell table:style-name="ce3" table:formula="of:=AVERAGE([.C6:.L6])" office:value-type="float" office:value="4183.217" calcext:value-type="float">
            <text:p>4183,217</text:p>
          </table:table-cell>
          <table:table-cell table:style-name="ce3" table:formula="of:=STDEV([.C6:.L6])" office:value-type="float" office:value="164.893228487743" calcext:value-type="float">
            <text:p>164,8932284877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2">
          <table:table-cell table:style-name="ce1" office:value-type="string" calcext:value-type="string" table:number-columns-spanned="2" table:number-rows-spanned="1">
            <text:p>nginx</text:p>
          </table:table-cell>
          <table:covered-table-cell table:style-name="ce4"/>
          <table:table-cell table:number-columns-repeated="10"/>
          <table:table-cell table:style-name="ce5" office:value-type="string" calcext:value-type="string">
            <text:p>Media</text:p>
          </table:table-cell>
          <table:table-cell table:style-name="ce5" office:value-type="string" calcext:value-type="string">
            <text:p>Desviacion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Time taken for tests</text:p>
          </table:table-cell>
          <table:covered-table-cell table:style-name="ce3"/>
          <table:table-cell table:style-name="ce3" office:value-type="float" office:value="0.292" calcext:value-type="float">
            <text:p>0,292</text:p>
          </table:table-cell>
          <table:table-cell table:style-name="ce3" office:value-type="float" office:value="0.325" calcext:value-type="float">
            <text:p>0,325</text:p>
          </table:table-cell>
          <table:table-cell table:style-name="ce3" office:value-type="float" office:value="0.333" calcext:value-type="float">
            <text:p>0,333</text:p>
          </table:table-cell>
          <table:table-cell table:style-name="ce3" office:value-type="float" office:value="0.34" calcext:value-type="float">
            <text:p>0,34</text:p>
          </table:table-cell>
          <table:table-cell table:style-name="ce3" office:value-type="float" office:value="0.319" calcext:value-type="float">
            <text:p>0,319</text:p>
          </table:table-cell>
          <table:table-cell table:style-name="ce3" office:value-type="float" office:value="0.324" calcext:value-type="float">
            <text:p>0,324</text:p>
          </table:table-cell>
          <table:table-cell table:style-name="ce3" office:value-type="float" office:value="0.312" calcext:value-type="float">
            <text:p>0,312</text:p>
          </table:table-cell>
          <table:table-cell table:style-name="ce3" office:value-type="float" office:value="0.319" calcext:value-type="float">
            <text:p>0,319</text:p>
          </table:table-cell>
          <table:table-cell table:style-name="ce3" office:value-type="float" office:value="0.298" calcext:value-type="float">
            <text:p>0,298</text:p>
          </table:table-cell>
          <table:table-cell table:style-name="ce3" office:value-type="float" office:value="0.277" calcext:value-type="float">
            <text:p>0,277</text:p>
          </table:table-cell>
          <table:table-cell table:style-name="ce6" table:formula="of:=AVERAGE([.C14:.L14])" office:value-type="float" office:value="0.3139" calcext:value-type="float">
            <text:p>0,3139</text:p>
          </table:table-cell>
          <table:table-cell table:style-name="ce6" table:formula="of:=STDEV([.C14:.L14])" office:value-type="float" office:value="0.0194961534667739" calcext:value-type="float">
            <text:p>0,0194961535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Failed requests</text:p>
          </table:table-cell>
          <table:covered-table-cell table:style-name="ce3"/>
          <table:table-cell table:number-columns-repeated="10" table:style-name="ce3" office:value-type="float" office:value="500" calcext:value-type="float">
            <text:p>500</text:p>
          </table:table-cell>
          <table:table-cell table:style-name="ce6" table:formula="of:=AVERAGE([.C15:.L15])" office:value-type="float" office:value="500" calcext:value-type="float">
            <text:p>500</text:p>
          </table:table-cell>
          <table:table-cell table:style-name="ce6" table:formula="of:=STDEV([.C15:.L15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Requests per second</text:p>
          </table:table-cell>
          <table:covered-table-cell table:style-name="ce3"/>
          <table:table-cell table:style-name="ce3" office:value-type="float" office:value="3430.5" calcext:value-type="float">
            <text:p>3430,5</text:p>
          </table:table-cell>
          <table:table-cell table:style-name="ce3" office:value-type="float" office:value="3080.24" calcext:value-type="float">
            <text:p>3080,24</text:p>
          </table:table-cell>
          <table:table-cell table:style-name="ce3" office:value-type="float" office:value="3007.37" calcext:value-type="float">
            <text:p>3007,37</text:p>
          </table:table-cell>
          <table:table-cell table:style-name="ce3" office:value-type="float" office:value="2937.54" calcext:value-type="float">
            <text:p>2937,54</text:p>
          </table:table-cell>
          <table:table-cell table:style-name="ce3" office:value-type="float" office:value="3135.69" calcext:value-type="float">
            <text:p>3135,69</text:p>
          </table:table-cell>
          <table:table-cell table:style-name="ce3" office:value-type="float" office:value="3088.71" calcext:value-type="float">
            <text:p>3088,71</text:p>
          </table:table-cell>
          <table:table-cell table:style-name="ce3" office:value-type="float" office:value="3207.27" calcext:value-type="float">
            <text:p>3207,27</text:p>
          </table:table-cell>
          <table:table-cell table:style-name="ce3" office:value-type="float" office:value="3131.31" calcext:value-type="float">
            <text:p>3131,31</text:p>
          </table:table-cell>
          <table:table-cell table:style-name="ce3" office:value-type="float" office:value="3357.95" calcext:value-type="float">
            <text:p>3357,95</text:p>
          </table:table-cell>
          <table:table-cell table:style-name="ce3" office:value-type="float" office:value="3604.18" calcext:value-type="float">
            <text:p>3604,18</text:p>
          </table:table-cell>
          <table:table-cell table:style-name="ce6" table:formula="of:=AVERAGE([.C16:.L16])" office:value-type="float" office:value="3198.076" calcext:value-type="float">
            <text:p>3198,076</text:p>
          </table:table-cell>
          <table:table-cell table:style-name="ce6" table:formula="of:=STDEV([.C16:.L16])" office:value-type="float" office:value="206.297881294662" calcext:value-type="float">
            <text:p>206,2978812947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2">
          <table:table-cell table:style-name="ce1" office:value-type="string" calcext:value-type="string" table:number-columns-spanned="2" table:number-rows-spanned="1">
            <text:p><text:s/>haproxy</text:p>
          </table:table-cell>
          <table:covered-table-cell/>
          <table:table-cell table:number-columns-repeated="10"/>
          <table:table-cell table:style-name="ce5" office:value-type="string" calcext:value-type="string">
            <text:p>Media</text:p>
          </table:table-cell>
          <table:table-cell table:style-name="ce5" office:value-type="string" calcext:value-type="string">
            <text:p>Desviacion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Time taken for tests</text:p>
          </table:table-cell>
          <table:covered-table-cell table:style-name="ce3"/>
          <table:table-cell table:style-name="ce3" office:value-type="float" office:value="0.403" calcext:value-type="float">
            <text:p>0,403</text:p>
          </table:table-cell>
          <table:table-cell table:style-name="ce3" office:value-type="float" office:value="0.393" calcext:value-type="float">
            <text:p>0,393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67" calcext:value-type="float">
            <text:p>0,367</text:p>
          </table:table-cell>
          <table:table-cell table:style-name="ce3" office:value-type="float" office:value="0.418" calcext:value-type="float">
            <text:p>0,418</text:p>
          </table:table-cell>
          <table:table-cell table:style-name="ce3" office:value-type="float" office:value="0.423" calcext:value-type="float">
            <text:p>0,423</text:p>
          </table:table-cell>
          <table:table-cell table:style-name="ce3" office:value-type="float" office:value="0.389" calcext:value-type="float">
            <text:p>0,389</text:p>
          </table:table-cell>
          <table:table-cell table:style-name="ce3" office:value-type="float" office:value="0.368" calcext:value-type="float">
            <text:p>0,368</text:p>
          </table:table-cell>
          <table:table-cell table:style-name="ce3" office:value-type="float" office:value="0.42" calcext:value-type="float">
            <text:p>0,42</text:p>
          </table:table-cell>
          <table:table-cell table:style-name="ce3" office:value-type="float" office:value="0.381" calcext:value-type="float">
            <text:p>0,381</text:p>
          </table:table-cell>
          <table:table-cell table:style-name="ce3" table:formula="of:=AVERAGE([.C24:.L24])" office:value-type="float" office:value="0.3947" calcext:value-type="float">
            <text:p>0,3947</text:p>
          </table:table-cell>
          <table:table-cell table:style-name="ce3" table:formula="of:=STDEV([.C24:.L24])" office:value-type="float" office:value="0.0206830580158952" calcext:value-type="float">
            <text:p>0,020683058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Failed requests</text:p>
          </table:table-cell>
          <table:covered-table-cell table:style-name="ce3"/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516" calcext:value-type="float">
            <text:p>516</text:p>
          </table:table-cell>
          <table:table-cell table:number-columns-repeated="2" table:style-name="ce3" office:value-type="float" office:value="517" calcext:value-type="float">
            <text:p>517</text:p>
          </table:table-cell>
          <table:table-cell table:style-name="ce3" table:formula="of:=AVERAGE([.C25:.L25])" office:value-type="float" office:value="510.7" calcext:value-type="float">
            <text:p>510,7</text:p>
          </table:table-cell>
          <table:table-cell table:style-name="ce3" table:formula="of:=STDEV([.C25:.L25])" office:value-type="float" office:value="14.4379900109245" calcext:value-type="float">
            <text:p>14,4379900109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Requests per second</text:p>
          </table:table-cell>
          <table:covered-table-cell table:style-name="ce3"/>
          <table:table-cell table:style-name="ce3" office:value-type="float" office:value="2483.34" calcext:value-type="float">
            <text:p>2483,34</text:p>
          </table:table-cell>
          <table:table-cell table:style-name="ce3" office:value-type="float" office:value="2541.84" calcext:value-type="float">
            <text:p>2541,84</text:p>
          </table:table-cell>
          <table:table-cell table:style-name="ce3" office:value-type="float" office:value="2599.63" calcext:value-type="float">
            <text:p>2599,63</text:p>
          </table:table-cell>
          <table:table-cell table:style-name="ce3" office:value-type="float" office:value="2725.51" calcext:value-type="float">
            <text:p>2725,51</text:p>
          </table:table-cell>
          <table:table-cell table:style-name="ce3" office:value-type="float" office:value="2390.33" calcext:value-type="float">
            <text:p>2390,33</text:p>
          </table:table-cell>
          <table:table-cell table:style-name="ce3" office:value-type="float" office:value="2363.38" calcext:value-type="float">
            <text:p>2363,38</text:p>
          </table:table-cell>
          <table:table-cell table:style-name="ce3" office:value-type="float" office:value="2573.8" calcext:value-type="float">
            <text:p>2573,8</text:p>
          </table:table-cell>
          <table:table-cell table:style-name="ce3" office:value-type="float" office:value="2719.14" calcext:value-type="float">
            <text:p>2719,14</text:p>
          </table:table-cell>
          <table:table-cell table:style-name="ce3" office:value-type="float" office:value="2489.38" calcext:value-type="float">
            <text:p>2489,38</text:p>
          </table:table-cell>
          <table:table-cell table:style-name="ce3" office:value-type="float" office:value="2621.29" calcext:value-type="float">
            <text:p>2621,29</text:p>
          </table:table-cell>
          <table:table-cell table:style-name="ce3" table:formula="of:=AVERAGE([.C26:.L26])" office:value-type="float" office:value="2550.764" calcext:value-type="float">
            <text:p>2550,764</text:p>
          </table:table-cell>
          <table:table-cell table:style-name="ce3" table:formula="of:=STDEV([.C26:.L26])" office:value-type="float" office:value="122.938359730937" calcext:value-type="float">
            <text:p>122,9383597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09:26:31.4629272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0:58:30.249888679</meta:creation-date>
    <dc:date>2015-05-07T09:33:26.562742651</dc:date>
    <meta:editing-duration>PT1H7M57S</meta:editing-duration>
    <meta:editing-cycles>17</meta:editing-cycles>
    <meta:generator>LibreOffice/4.2.8.2$Linux_X86_64 LibreOffice_project/420m0$Build-2</meta:generator>
    <meta:document-statistic meta:table-count="1" meta:cell-count="126" meta:object-count="6"/>
  </office:meta>
</office:document-meta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bar" chart:style-name="ch1">
        <chart:title svg:x="5.534cm" svg:y="0.316cm" chart:style-name="ch2">
          <text:p>Desviacion - Time taken</text:p>
        </chart:title>
        <chart:legend chart:legend-position="end" svg:x="14.026cm" svg:y="3.705cm" style:legend-expansion="high" chart:style-name="ch3"/>
        <chart:plot-area chart:style-name="ch4" chart:data-source-has-labels="both" svg:x="0.319cm" svg:y="1.301cm" svg:width="13.388cm" svg:height="7.524cm">
          <chartooo:coordinate-region svg:x="1.417cm" svg:y="1.5cm" svg:width="12.29cm" svg:height="7.126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dor</text:p>
              </table:table-cell>
              <table:table-cell office:value-type="string">
                <text:p>nginx</text:p>
              </table:table-cell>
              <table:table-cell office:value-type="string">
                <text:p>haproxy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00976672354932241">
                <text:p>0.00976672354932241</text:p>
              </table:table-cell>
              <table:table-cell office:value-type="float" office:value="0.0194961534667739">
                <text:p>0.0194961534667739</text:p>
              </table:table-cell>
              <table:table-cell office:value-type="float" office:value="0.0206830580158952">
                <text:p>0.02068305801589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bar" chart:style-name="ch1">
        <chart:title svg:x="5.085cm" svg:y="0.316cm" chart:style-name="ch2">
          <text:p>Desviacion - Failed requests</text:p>
        </chart:title>
        <chart:legend chart:legend-position="end" svg:x="14.026cm" svg:y="3.705cm" style:legend-expansion="high" chart:style-name="ch3"/>
        <chart:plot-area chart:style-name="ch4" chart:data-source-has-labels="both" svg:x="0.319cm" svg:y="1.301cm" svg:width="13.388cm" svg:height="7.524cm">
          <chartooo:coordinate-region svg:x="0.94cm" svg:y="1.5cm" svg:width="12.767cm" svg:height="7.126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dor</text:p>
              </table:table-cell>
              <table:table-cell office:value-type="string">
                <text:p>nginx</text:p>
              </table:table-cell>
              <table:table-cell office:value-type="string">
                <text:p>haproxy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4379900109245">
                <text:p>14.437990010924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" xlink:type="simple" chart:class="chart:bar" chart:style-name="ch1">
        <chart:title svg:x="4.503cm" svg:y="0.316cm" chart:style-name="ch2">
          <text:p>Desviacion - Requests per second</text:p>
        </chart:title>
        <chart:legend chart:legend-position="end" svg:x="14.027cm" svg:y="3.705cm" style:legend-expansion="high" chart:style-name="ch3"/>
        <chart:plot-area chart:style-name="ch4" chart:data-source-has-labels="both" svg:x="0.319cm" svg:y="1.301cm" svg:width="13.389cm" svg:height="7.524cm">
          <chartooo:coordinate-region svg:x="1.126cm" svg:y="1.5cm" svg:width="12.582cm" svg:height="7.126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dor</text:p>
              </table:table-cell>
              <table:table-cell office:value-type="string">
                <text:p>nginx</text:p>
              </table:table-cell>
              <table:table-cell office:value-type="string">
                <text:p>haproxy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64.893228487743">
                <text:p>164.893228487743</text:p>
              </table:table-cell>
              <table:table-cell office:value-type="float" office:value="206.297881294662">
                <text:p>206.297881294662</text:p>
              </table:table-cell>
              <table:table-cell office:value-type="float" office:value="122.938359730937">
                <text:p>122.93835973093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bar" chart:style-name="ch1">
        <chart:title svg:x="5.587cm" svg:y="0.316cm" chart:style-name="ch2">
          <text:p>Media - Failed requests</text:p>
        </chart:title>
        <chart:legend chart:legend-position="end" svg:x="14.026cm" svg:y="3.705cm" style:legend-expansion="high" chart:style-name="ch3"/>
        <chart:plot-area chart:style-name="ch4" chart:data-source-has-labels="both" svg:x="0.319cm" svg:y="1.301cm" svg:width="13.388cm" svg:height="7.524cm">
          <chartooo:coordinate-region svg:x="1.126cm" svg:y="1.501cm" svg:width="12.581cm" svg:height="7.125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dor</text:p>
              </table:table-cell>
              <table:table-cell office:value-type="string">
                <text:p>nginx</text:p>
              </table:table-cell>
              <table:table-cell office:value-type="string">
                <text:p>haproxy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510.7">
                <text:p>510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bar" chart:style-name="ch1">
        <chart:title svg:x="5.124cm" svg:y="0.316cm" chart:style-name="ch2">
          <text:p>Media - Request per second</text:p>
        </chart:title>
        <chart:legend chart:legend-position="end" svg:x="14.026cm" svg:y="3.705cm" style:legend-expansion="high" chart:style-name="ch3"/>
        <chart:plot-area chart:style-name="ch4" chart:data-source-has-labels="both" svg:x="0.319cm" svg:y="1.301cm" svg:width="13.388cm" svg:height="7.524cm">
          <chartooo:coordinate-region svg:x="1.311cm" svg:y="1.501cm" svg:width="12.396cm" svg:height="7.125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dor</text:p>
              </table:table-cell>
              <table:table-cell office:value-type="string">
                <text:p>nginx</text:p>
              </table:table-cell>
              <table:table-cell office:value-type="string">
                <text:p>haproxy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183.217">
                <text:p>4183.217</text:p>
              </table:table-cell>
              <table:table-cell office:value-type="float" office:value="3198.076">
                <text:p>3198.076</text:p>
              </table:table-cell>
              <table:table-cell office:value-type="float" office:value="2550.764">
                <text:p>2550.7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6cm" xlink:href="." xlink:type="simple" chart:class="chart:bar" chart:style-name="ch1">
        <chart:title svg:x="5.204cm" svg:y="0.316cm" chart:style-name="ch2">
          <text:p>Media -Time taken for tests</text:p>
        </chart:title>
        <chart:legend chart:legend-position="end" svg:x="14.027cm" svg:y="3.706cm" style:legend-expansion="high" chart:style-name="ch3"/>
        <chart:plot-area chart:style-name="ch4" chart:data-source-has-labels="both" svg:x="0.319cm" svg:y="1.301cm" svg:width="13.389cm" svg:height="7.525cm">
          <chartooo:coordinate-region svg:x="1.231cm" svg:y="1.501cm" svg:width="12.477cm" svg:height="7.126cm"/>
          <chart:axis chart:dimension="x" chart:name="primary-x" chart:style-name="ch5" chartooo:axis-type="text"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idor</text:p>
              </table:table-cell>
              <table:table-cell office:value-type="string">
                <text:p>nginx</text:p>
              </table:table-cell>
              <table:table-cell office:value-type="string">
                <text:p>haproxy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2395">
                <text:p>0.2395</text:p>
              </table:table-cell>
              <table:table-cell office:value-type="float" office:value="0.3139">
                <text:p>0.3139</text:p>
              </table:table-cell>
              <table:table-cell office:value-type="float" office:value="0.3947">
                <text:p>0.39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